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等线 Light" svg:font-family="等线 Light" style:font-family-generic="system" style:font-pitch="variable" svg:panose-1="2 1 6 0 3 1 1 1 1 1"/>
  </office:font-face-decls>
  <office:automatic-styles>
    <style:style style:name="P1" style:parent-style-name="Standard" style:master-page-name="MP0" style:family="paragraph">
      <style:paragraph-properties fo:break-before="page"/>
    </style:style>
    <style:style style:name="T2" style:parent-style-name="默认段落字体" style:family="text">
      <style:text-properties fo:background-color="#00FFFF"/>
    </style:style>
    <style:style style:name="T3" style:parent-style-name="默认段落字体" style:family="text">
      <style:text-properties fo:background-color="#00FFFF"/>
    </style:style>
    <style:style style:name="T4" style:parent-style-name="默认段落字体" style:family="text">
      <style:text-properties fo:background-color="#00FFFF"/>
    </style:style>
    <style:style style:name="T5" style:parent-style-name="默认段落字体" style:family="text">
      <style:text-properties fo:color="#FF0000"/>
    </style:style>
    <style:style style:name="T6" style:parent-style-name="默认段落字体" style:family="text">
      <style:text-properties fo:background-color="#00FFFF"/>
    </style:style>
    <style:style style:name="T7" style:parent-style-name="默认段落字体" style:family="text">
      <style:text-properties fo:background-color="#00FFFF"/>
    </style:style>
    <style:style style:name="T8" style:parent-style-name="默认段落字体" style:family="text">
      <style:text-properties fo:background-color="#00FFFF"/>
    </style:style>
    <style:style style:name="T9" style:parent-style-name="默认段落字体" style:family="text">
      <style:text-properties fo:background-color="#00FFFF"/>
    </style:style>
    <style:style style:name="T10" style:parent-style-name="默认段落字体" style:family="text">
      <style:text-properties fo:background-color="#00FFFF"/>
    </style:style>
    <style:style style:name="T11" style:parent-style-name="默认段落字体" style:family="text">
      <style:text-properties fo:background-color="#00FFFF"/>
    </style:style>
    <style:style style:name="T12" style:parent-style-name="默认段落字体" style:family="text">
      <style:text-properties fo:background-color="#00FFFF"/>
    </style:style>
    <style:style style:name="T13" style:parent-style-name="默认段落字体" style:family="text">
      <style:text-properties fo:background-color="#00FFFF"/>
    </style:style>
    <style:style style:name="T14" style:parent-style-name="默认段落字体" style:family="text">
      <style:text-properties fo:color="#FF0000"/>
    </style:style>
    <style:style style:name="T15" style:parent-style-name="默认段落字体" style:family="text">
      <style:text-properties fo:background-color="#00FFFF"/>
    </style:style>
    <style:style style:name="T16" style:parent-style-name="默认段落字体" style:family="text">
      <style:text-properties fo:color="#FF0000"/>
    </style:style>
    <style:style style:name="T17" style:parent-style-name="默认段落字体" style:family="text">
      <style:text-properties fo:background-color="#00FFFF"/>
    </style:style>
    <style:style style:name="T18" style:parent-style-name="默认段落字体" style:family="text">
      <style:text-properties fo:color="#FF0000"/>
    </style:style>
    <style:style style:name="T19" style:parent-style-name="默认段落字体" style:family="text">
      <style:text-properties fo:color="#FF0000"/>
    </style:style>
    <style:style style:name="T20" style:parent-style-name="默认段落字体" style:family="text">
      <style:text-properties fo:background-color="#00FFFF"/>
    </style:style>
    <style:style style:name="T21" style:parent-style-name="默认段落字体" style:family="text">
      <style:text-properties fo:color="#FF0000"/>
    </style:style>
    <style:style style:name="T22" style:parent-style-name="默认段落字体" style:family="text">
      <style:text-properties fo:background-color="#00FFFF"/>
    </style:style>
    <style:style style:name="T23" style:parent-style-name="默认段落字体" style:family="text">
      <style:text-properties fo:color="#FF0000"/>
    </style:style>
    <style:style style:name="T24" style:parent-style-name="默认段落字体" style:family="text">
      <style:text-properties fo:background-color="#00FFFF"/>
    </style:style>
    <style:style style:name="T25" style:parent-style-name="默认段落字体" style:family="text">
      <style:text-properties fo:color="#FF0000"/>
    </style:style>
    <style:style style:name="T26" style:parent-style-name="默认段落字体" style:family="text">
      <style:text-properties fo:color="#FF0000"/>
    </style:style>
    <style:style style:name="T27" style:parent-style-name="默认段落字体" style:family="text">
      <style:text-properties fo:background-color="#00FFFF"/>
    </style:style>
    <style:style style:name="T28" style:parent-style-name="默认段落字体" style:family="text">
      <style:text-properties fo:color="#FF0000"/>
    </style:style>
    <style:style style:name="T29" style:parent-style-name="默认段落字体" style:family="text">
      <style:text-properties fo:background-color="#00FFFF"/>
    </style:style>
    <style:style style:name="T30" style:parent-style-name="默认段落字体" style:family="text">
      <style:text-properties fo:color="#FF0000"/>
    </style:style>
    <style:style style:name="T31" style:parent-style-name="默认段落字体" style:family="text">
      <style:text-properties fo:background-color="#00FFFF"/>
    </style:style>
    <style:style style:name="T32" style:parent-style-name="默认段落字体" style:family="text">
      <style:text-properties fo:color="#FF0000"/>
    </style:style>
    <style:style style:name="T33" style:parent-style-name="默认段落字体" style:family="text">
      <style:text-properties fo:color="#FF0000"/>
    </style:style>
    <style:style style:name="T34" style:parent-style-name="默认段落字体" style:family="text">
      <style:text-properties fo:background-color="#00FFFF"/>
    </style:style>
    <style:style style:name="T35" style:parent-style-name="默认段落字体" style:family="text">
      <style:text-properties fo:color="#FF0000"/>
    </style:style>
    <style:style style:name="T36" style:parent-style-name="默认段落字体" style:family="text">
      <style:text-properties fo:background-color="#00FFFF"/>
    </style:style>
    <style:style style:name="T37" style:parent-style-name="默认段落字体" style:family="text">
      <style:text-properties fo:color="#FF0000"/>
    </style:style>
    <style:style style:name="T38" style:parent-style-name="默认段落字体" style:family="text">
      <style:text-properties fo:background-color="#00FFFF"/>
    </style:style>
    <style:style style:name="T39" style:parent-style-name="默认段落字体" style:family="text">
      <style:text-properties fo:color="#FF0000"/>
    </style:style>
    <style:style style:name="T40" style:parent-style-name="默认段落字体" style:family="text">
      <style:text-properties fo:background-color="#00FFFF"/>
    </style:style>
    <style:style style:name="T41" style:parent-style-name="默认段落字体" style:family="text">
      <style:text-properties fo:background-color="#00FFFF"/>
    </style:style>
    <style:style style:name="T42" style:parent-style-name="默认段落字体" style:family="text">
      <style:text-properties fo:color="#FF0000"/>
    </style:style>
    <style:style style:name="T43" style:parent-style-name="默认段落字体" style:family="text">
      <style:text-properties fo:background-color="#00FFFF"/>
    </style:style>
    <style:style style:name="T44" style:parent-style-name="默认段落字体" style:family="text">
      <style:text-properties fo:color="#FF0000"/>
    </style:style>
    <style:style style:name="T45" style:parent-style-name="默认段落字体" style:family="text">
      <style:text-properties fo:background-color="#00FFFF"/>
    </style:style>
    <style:style style:name="T46" style:parent-style-name="默认段落字体" style:family="text">
      <style:text-properties fo:color="#FF0000"/>
    </style:style>
    <style:style style:name="T47" style:parent-style-name="默认段落字体" style:family="text">
      <style:text-properties fo:color="#FF0000"/>
    </style:style>
    <style:style style:name="T48" style:parent-style-name="默认段落字体" style:family="text">
      <style:text-properties fo:color="#FF0000"/>
    </style:style>
    <style:style style:name="T49" style:parent-style-name="默认段落字体" style:family="text">
      <style:text-properties fo:color="#FF0000"/>
    </style:style>
    <style:style style:name="T50" style:parent-style-name="默认段落字体" style:family="text">
      <style:text-properties fo:color="#FF0000"/>
    </style:style>
    <style:style style:name="T51" style:parent-style-name="默认段落字体" style:family="text">
      <style:text-properties fo:color="#FF0000"/>
    </style:style>
    <style:style style:name="T52" style:parent-style-name="默认段落字体" style:family="text">
      <style:text-properties fo:color="#FF0000"/>
    </style:style>
    <style:style style:name="T53" style:parent-style-name="默认段落字体" style:family="text">
      <style:text-properties fo:background-color="#00FFFF"/>
    </style:style>
    <style:style style:name="T54" style:parent-style-name="默认段落字体" style:family="text">
      <style:text-properties fo:background-color="#00FFFF"/>
    </style:style>
    <style:style style:name="T55" style:parent-style-name="默认段落字体" style:family="text">
      <style:text-properties fo:background-color="#00FFFF"/>
    </style:style>
    <style:style style:name="T56" style:parent-style-name="默认段落字体" style:family="text">
      <style:text-properties fo:background-color="#00FFFF"/>
    </style:style>
    <style:style style:name="T57" style:parent-style-name="默认段落字体" style:family="text">
      <style:text-properties fo:background-color="#00FFFF"/>
    </style:style>
    <style:style style:name="T58" style:parent-style-name="默认段落字体" style:family="text">
      <style:text-properties fo:background-color="#00FFFF"/>
    </style:style>
    <style:style style:name="T59" style:parent-style-name="默认段落字体" style:family="text">
      <style:text-properties fo:color="#FF0000"/>
    </style:style>
    <style:style style:name="T60" style:parent-style-name="默认段落字体" style:family="text">
      <style:text-properties fo:background-color="#00FFFF"/>
    </style:style>
    <style:style style:name="T61" style:parent-style-name="默认段落字体" style:family="text">
      <style:text-properties fo:background-color="#00FFFF"/>
    </style:style>
    <style:style style:name="T62" style:parent-style-name="默认段落字体" style:family="text">
      <style:text-properties fo:background-color="#00FFFF"/>
    </style:style>
    <style:style style:name="T63" style:parent-style-name="默认段落字体" style:family="text">
      <style:text-properties fo:background-color="#00FFFF"/>
    </style:style>
    <style:style style:name="T64" style:parent-style-name="默认段落字体" style:family="text">
      <style:text-properties fo:background-color="#00FFFF"/>
    </style:style>
    <style:style style:name="T65" style:parent-style-name="默认段落字体" style:family="text">
      <style:text-properties fo:background-color="#00FFFF"/>
    </style:style>
    <style:style style:name="T66" style:parent-style-name="默认段落字体" style:family="text">
      <style:text-properties fo:background-color="#00FFFF"/>
    </style:style>
    <style:style style:name="T67" style:parent-style-name="默认段落字体" style:family="text">
      <style:text-properties fo:background-color="#00FFFF"/>
    </style:style>
    <style:style style:name="T68" style:parent-style-name="默认段落字体" style:family="text">
      <style:text-properties fo:background-color="#00FFFF"/>
    </style:style>
    <style:style style:name="T69" style:parent-style-name="默认段落字体" style:family="text">
      <style:text-properties fo:background-color="#00FFFF"/>
    </style:style>
    <style:style style:name="T70" style:parent-style-name="默认段落字体" style:family="text">
      <style:text-properties fo:background-color="#00FFFF"/>
    </style:style>
    <style:style style:name="T71" style:parent-style-name="默认段落字体" style:family="text">
      <style:text-properties fo:background-color="#00FFFF"/>
    </style:style>
    <style:style style:name="T72" style:parent-style-name="默认段落字体" style:family="text">
      <style:text-properties fo:background-color="#00FFFF"/>
    </style:style>
    <style:style style:name="T73" style:parent-style-name="默认段落字体" style:family="text">
      <style:text-properties fo:background-color="#00FFFF"/>
    </style:style>
    <style:style style:name="T74" style:parent-style-name="默认段落字体" style:family="text">
      <style:text-properties fo:background-color="#00FFFF"/>
    </style:style>
    <style:style style:name="T75" style:parent-style-name="默认段落字体" style:family="text">
      <style:text-properties fo:background-color="#00FFFF"/>
    </style:style>
    <style:style style:name="T76" style:parent-style-name="默认段落字体" style:family="text">
      <style:text-properties fo:background-color="#00FFFF"/>
    </style:style>
    <style:style style:name="T77" style:parent-style-name="默认段落字体" style:family="text">
      <style:text-properties fo:background-color="#00FFFF"/>
    </style:style>
    <style:style style:name="T78" style:parent-style-name="默认段落字体" style:family="text">
      <style:text-properties fo:color="#FF0000"/>
    </style:style>
    <style:style style:name="T79" style:parent-style-name="默认段落字体" style:family="text">
      <style:text-properties fo:color="#FF0000"/>
    </style:style>
    <style:style style:name="T80" style:parent-style-name="默认段落字体" style:family="text">
      <style:text-properties fo:color="#FF0000"/>
    </style:style>
    <style:style style:name="T81" style:parent-style-name="默认段落字体" style:family="text">
      <style:text-properties fo:background-color="#00FFFF"/>
    </style:style>
    <style:style style:name="T82" style:parent-style-name="默认段落字体" style:family="text">
      <style:text-properties fo:background-color="#00FFFF"/>
    </style:style>
    <style:style style:name="T83" style:parent-style-name="默认段落字体" style:family="text">
      <style:text-properties fo:background-color="#00FFFF"/>
    </style:style>
    <style:style style:name="T84" style:parent-style-name="默认段落字体" style:family="text">
      <style:text-properties fo:background-color="#00FFFF"/>
    </style:style>
    <style:style style:name="T85" style:parent-style-name="默认段落字体" style:family="text">
      <style:text-properties fo:background-color="#00FFFF"/>
    </style:style>
    <style:style style:name="T86" style:parent-style-name="默认段落字体" style:family="text">
      <style:text-properties fo:background-color="#00FFFF"/>
    </style:style>
    <style:style style:name="T87" style:parent-style-name="默认段落字体" style:family="text">
      <style:text-properties fo:background-color="#00FFFF"/>
    </style:style>
    <style:style style:name="T88" style:parent-style-name="默认段落字体" style:family="text">
      <style:text-properties fo:color="#FF0000"/>
    </style:style>
    <style:style style:name="T89" style:parent-style-name="默认段落字体" style:family="text">
      <style:text-properties fo:background-color="#00FFFF"/>
    </style:style>
    <style:style style:name="T90" style:parent-style-name="默认段落字体" style:family="text">
      <style:text-properties fo:background-color="#00FFFF"/>
    </style:style>
    <style:style style:name="T91" style:parent-style-name="默认段落字体" style:family="text">
      <style:text-properties fo:background-color="#00FFFF"/>
    </style:style>
    <style:style style:name="T92" style:parent-style-name="默认段落字体" style:family="text">
      <style:text-properties fo:background-color="#00FFFF"/>
    </style:style>
    <style:style style:name="T93" style:parent-style-name="默认段落字体" style:family="text">
      <style:text-properties fo:background-color="#00FFFF"/>
    </style:style>
    <style:style style:name="T94" style:parent-style-name="默认段落字体" style:family="text">
      <style:text-properties fo:background-color="#00FFFF"/>
    </style:style>
    <style:style style:name="T95" style:parent-style-name="默认段落字体" style:family="text">
      <style:text-properties fo:background-color="#00FFFF"/>
    </style:style>
    <style:style style:name="T96" style:parent-style-name="默认段落字体" style:family="text">
      <style:text-properties fo:background-color="#00FFFF"/>
    </style:style>
    <style:style style:name="T97" style:parent-style-name="默认段落字体" style:family="text">
      <style:text-properties fo:background-color="#00FFFF"/>
    </style:style>
    <style:style style:name="T98" style:parent-style-name="默认段落字体" style:family="text">
      <style:text-properties fo:background-color="#00FFFF"/>
    </style:style>
    <style:style style:name="T99" style:parent-style-name="默认段落字体" style:family="text">
      <style:text-properties fo:background-color="#00FFFF"/>
    </style:style>
    <style:style style:name="T100" style:parent-style-name="默认段落字体" style:family="text">
      <style:text-properties fo:background-color="#00FFFF"/>
    </style:style>
    <style:style style:name="T101" style:parent-style-name="默认段落字体" style:family="text">
      <style:text-properties fo:background-color="#00FFFF"/>
    </style:style>
    <style:style style:name="T102" style:parent-style-name="默认段落字体" style:family="text">
      <style:text-properties fo:background-color="#00FFFF"/>
    </style:style>
    <style:style style:name="T103" style:parent-style-name="默认段落字体" style:family="text">
      <style:text-properties fo:background-color="#00FFFF"/>
    </style:style>
    <style:style style:name="T104" style:parent-style-name="默认段落字体" style:family="text">
      <style:text-properties fo:background-color="#00FFFF"/>
    </style:style>
    <style:style style:name="T105" style:parent-style-name="默认段落字体" style:family="text">
      <style:text-properties fo:background-color="#00FFFF"/>
    </style:style>
    <style:style style:name="T106" style:parent-style-name="默认段落字体" style:family="text">
      <style:text-properties fo:background-color="#00FFFF"/>
    </style:style>
    <style:style style:name="T107" style:parent-style-name="默认段落字体" style:family="text">
      <style:text-properties fo:background-color="#00FFFF"/>
    </style:style>
    <style:style style:name="T108" style:parent-style-name="默认段落字体" style:family="text">
      <style:text-properties fo:background-color="#00FFFF"/>
    </style:style>
    <style:style style:name="T109" style:parent-style-name="默认段落字体" style:family="text">
      <style:text-properties fo:background-color="#00FFFF"/>
    </style:style>
    <style:style style:name="T110" style:parent-style-name="默认段落字体" style:family="text">
      <style:text-properties fo:background-color="#00FFFF"/>
    </style:style>
    <style:style style:name="T111" style:parent-style-name="默认段落字体" style:family="text">
      <style:text-properties fo:background-color="#00FFFF"/>
    </style:style>
    <style:style style:name="T112" style:parent-style-name="默认段落字体" style:family="text">
      <style:text-properties fo:background-color="#00FFFF"/>
    </style:style>
    <style:style style:name="T113" style:parent-style-name="默认段落字体" style:family="text">
      <style:text-properties fo:background-color="#00FFFF"/>
    </style:style>
    <style:style style:name="T114" style:parent-style-name="默认段落字体" style:family="text">
      <style:text-properties fo:background-color="#00FFFF"/>
    </style:style>
    <style:style style:name="T115" style:parent-style-name="默认段落字体" style:family="text">
      <style:text-properties fo:background-color="#00FFFF"/>
    </style:style>
    <style:style style:name="T116" style:parent-style-name="默认段落字体" style:family="text">
      <style:text-properties fo:background-color="#00FFFF"/>
    </style:style>
    <style:style style:name="T117" style:parent-style-name="默认段落字体" style:family="text">
      <style:text-properties fo:background-color="#00FFFF"/>
    </style:style>
    <style:style style:name="T118" style:parent-style-name="默认段落字体" style:family="text">
      <style:text-properties fo:background-color="#00FFFF"/>
    </style:style>
    <style:style style:name="T119" style:parent-style-name="默认段落字体" style:family="text">
      <style:text-properties fo:background-color="#00FFFF"/>
    </style:style>
    <style:style style:name="T120" style:parent-style-name="默认段落字体" style:family="text">
      <style:text-properties fo:background-color="#00FFFF"/>
    </style:style>
    <style:style style:name="T121" style:parent-style-name="默认段落字体" style:family="text">
      <style:text-properties fo:background-color="#00FFFF"/>
    </style:style>
    <style:style style:name="T122" style:parent-style-name="默认段落字体" style:family="text">
      <style:text-properties fo:background-color="#00FFFF"/>
    </style:style>
    <style:style style:name="T123" style:parent-style-name="默认段落字体" style:family="text">
      <style:text-properties fo:background-color="#00FFFF"/>
    </style:style>
    <style:style style:name="T124" style:parent-style-name="默认段落字体" style:family="text">
      <style:text-properties fo:color="#FF0000"/>
    </style:style>
    <style:style style:name="T125" style:parent-style-name="默认段落字体" style:family="text">
      <style:text-properties fo:background-color="#00FFFF"/>
    </style:style>
    <style:style style:name="T126" style:parent-style-name="默认段落字体" style:family="text">
      <style:text-properties fo:background-color="#00FFFF"/>
    </style:style>
    <style:style style:name="T127" style:parent-style-name="默认段落字体" style:family="text">
      <style:text-properties fo:background-color="#00FFFF"/>
    </style:style>
    <style:style style:name="T128" style:parent-style-name="默认段落字体" style:family="text">
      <style:text-properties fo:background-color="#00FFFF"/>
    </style:style>
    <style:style style:name="T129" style:parent-style-name="默认段落字体" style:family="text">
      <style:text-properties fo:background-color="#00FFFF"/>
    </style:style>
    <style:style style:name="T130" style:parent-style-name="默认段落字体" style:family="text">
      <style:text-properties fo:background-color="#00FFFF"/>
    </style:style>
    <style:style style:name="T131" style:parent-style-name="默认段落字体" style:family="text">
      <style:text-properties fo:background-color="#00FFFF"/>
    </style:style>
    <style:style style:name="T132" style:parent-style-name="默认段落字体" style:family="text">
      <style:text-properties fo:background-color="#00FFFF"/>
    </style:style>
    <style:style style:name="T133" style:parent-style-name="默认段落字体" style:family="text">
      <style:text-properties fo:background-color="#00FFFF"/>
    </style:style>
    <style:style style:name="T134" style:parent-style-name="默认段落字体" style:family="text">
      <style:text-properties fo:background-color="#00FFFF"/>
    </style:style>
    <style:style style:name="T135" style:parent-style-name="默认段落字体" style:family="text">
      <style:text-properties fo:background-color="#00FFFF"/>
    </style:style>
    <style:style style:name="T136" style:parent-style-name="默认段落字体" style:family="text">
      <style:text-properties fo:background-color="#00FFFF"/>
    </style:style>
    <style:style style:name="T137" style:parent-style-name="默认段落字体" style:family="text">
      <style:text-properties fo:background-color="#00FFFF"/>
    </style:style>
    <style:style style:name="T138" style:parent-style-name="默认段落字体" style:family="text">
      <style:text-properties fo:background-color="#00FFFF"/>
    </style:style>
    <style:style style:name="T139" style:parent-style-name="默认段落字体" style:family="text">
      <style:text-properties fo:background-color="#00FFFF"/>
    </style:style>
    <style:style style:name="T140" style:parent-style-name="默认段落字体" style:family="text">
      <style:text-properties fo:background-color="#00FFFF"/>
    </style:style>
    <style:style style:name="T141" style:parent-style-name="默认段落字体" style:family="text">
      <style:text-properties fo:background-color="#00FFFF"/>
    </style:style>
    <style:style style:name="T142" style:parent-style-name="默认段落字体" style:family="text">
      <style:text-properties fo:background-color="#00FFFF"/>
    </style:style>
    <style:style style:name="T143" style:parent-style-name="默认段落字体" style:family="text">
      <style:text-properties fo:background-color="#00FFFF"/>
    </style:style>
    <style:style style:name="T144" style:parent-style-name="默认段落字体" style:family="text">
      <style:text-properties fo:background-color="#00FFFF"/>
    </style:style>
    <style:style style:name="T145" style:parent-style-name="默认段落字体" style:family="text">
      <style:text-properties fo:background-color="#00FFFF"/>
    </style:style>
    <style:style style:name="T146" style:parent-style-name="默认段落字体" style:family="text">
      <style:text-properties fo:background-color="#00FFFF"/>
    </style:style>
    <style:style style:name="T147" style:parent-style-name="默认段落字体" style:family="text">
      <style:text-properties fo:background-color="#00FFFF"/>
    </style:style>
    <style:style style:name="T148" style:parent-style-name="默认段落字体" style:family="text">
      <style:text-properties fo:background-color="#00FFFF"/>
    </style:style>
    <style:style style:name="T149" style:parent-style-name="默认段落字体" style:family="text">
      <style:text-properties fo:background-color="#00FFFF"/>
    </style:style>
    <style:style style:name="T150" style:parent-style-name="默认段落字体" style:family="text">
      <style:text-properties fo:background-color="#00FFFF"/>
    </style:style>
    <style:style style:name="T151" style:parent-style-name="默认段落字体" style:family="text">
      <style:text-properties fo:background-color="#00FFFF"/>
    </style:style>
    <style:style style:name="T152" style:parent-style-name="默认段落字体" style:family="text">
      <style:text-properties fo:background-color="#00FFFF"/>
    </style:style>
    <style:style style:name="T153" style:parent-style-name="默认段落字体" style:family="text">
      <style:text-properties fo:background-color="#00FFFF"/>
    </style:style>
    <style:style style:name="T154" style:parent-style-name="默认段落字体" style:family="text">
      <style:text-properties fo:background-color="#00FFFF"/>
    </style:style>
    <style:style style:name="T155" style:parent-style-name="默认段落字体" style:family="text">
      <style:text-properties fo:background-color="#00FFFF"/>
    </style:style>
    <style:style style:name="T156" style:parent-style-name="默认段落字体" style:family="text">
      <style:text-properties fo:background-color="#00FFFF"/>
    </style:style>
    <style:style style:name="T157" style:parent-style-name="默认段落字体" style:family="text">
      <style:text-properties fo:background-color="#00FFFF"/>
    </style:style>
    <style:style style:name="T158" style:parent-style-name="默认段落字体" style:family="text">
      <style:text-properties fo:background-color="#00FFFF"/>
    </style:style>
    <style:style style:name="T159" style:parent-style-name="默认段落字体" style:family="text">
      <style:text-properties fo:background-color="#00FFFF"/>
    </style:style>
    <style:style style:name="T160" style:parent-style-name="默认段落字体" style:family="text">
      <style:text-properties fo:background-color="#00FFFF"/>
    </style:style>
    <style:style style:name="T161" style:parent-style-name="默认段落字体" style:family="text">
      <style:text-properties fo:background-color="#00FFFF"/>
    </style:style>
    <style:style style:name="T162" style:parent-style-name="默认段落字体" style:family="text">
      <style:text-properties fo:background-color="#00FFFF"/>
    </style:style>
    <style:style style:name="T163" style:parent-style-name="默认段落字体" style:family="text">
      <style:text-properties fo:background-color="#00FFFF"/>
    </style:style>
    <style:style style:name="T164" style:parent-style-name="默认段落字体" style:family="text">
      <style:text-properties fo:background-color="#00FFFF"/>
    </style:style>
    <style:style style:name="T165" style:parent-style-name="默认段落字体" style:family="text">
      <style:text-properties fo:background-color="#00FFFF"/>
    </style:style>
    <style:style style:name="T166" style:parent-style-name="默认段落字体" style:family="text">
      <style:text-properties fo:background-color="#00FFFF"/>
    </style:style>
    <style:style style:name="T167" style:parent-style-name="默认段落字体" style:family="text">
      <style:text-properties fo:background-color="#00FFFF"/>
    </style:style>
    <style:style style:name="T168" style:parent-style-name="默认段落字体" style:family="text">
      <style:text-properties fo:background-color="#00FFFF"/>
    </style:style>
    <style:style style:name="T169" style:parent-style-name="默认段落字体" style:family="text">
      <style:text-properties fo:background-color="#00FFFF"/>
    </style:style>
    <style:style style:name="T170" style:parent-style-name="默认段落字体" style:family="text">
      <style:text-properties fo:background-color="#00FFFF"/>
    </style:style>
    <style:style style:name="T171" style:parent-style-name="默认段落字体" style:family="text">
      <style:text-properties fo:background-color="#00FFFF"/>
    </style:style>
    <style:style style:name="T172" style:parent-style-name="默认段落字体" style:family="text">
      <style:text-properties fo:background-color="#00FFFF"/>
    </style:style>
    <style:style style:name="T173" style:parent-style-name="默认段落字体" style:family="text">
      <style:text-properties fo:background-color="#00FFFF"/>
    </style:style>
    <style:style style:name="T174" style:parent-style-name="默认段落字体" style:family="text">
      <style:text-properties fo:background-color="#00FFFF"/>
    </style:style>
    <style:style style:name="T175" style:parent-style-name="默认段落字体" style:family="text">
      <style:text-properties fo:background-color="#00FFFF"/>
    </style:style>
    <style:style style:name="T176" style:parent-style-name="默认段落字体" style:family="text">
      <style:text-properties fo:background-color="#00FFFF"/>
    </style:style>
    <style:style style:name="T177" style:parent-style-name="默认段落字体" style:family="text">
      <style:text-properties fo:background-color="#00FFFF"/>
    </style:style>
    <style:style style:name="T178" style:parent-style-name="默认段落字体" style:family="text">
      <style:text-properties fo:background-color="#00FFFF"/>
    </style:style>
    <style:style style:name="T179" style:parent-style-name="默认段落字体" style:family="text">
      <style:text-properties fo:background-color="#00FFFF"/>
    </style:style>
    <style:style style:name="T180" style:parent-style-name="默认段落字体" style:family="text">
      <style:text-properties fo:background-color="#00FFFF"/>
    </style:style>
    <style:style style:name="T181" style:parent-style-name="默认段落字体" style:family="text">
      <style:text-properties fo:background-color="#00FFFF"/>
    </style:style>
    <style:style style:name="T182" style:parent-style-name="默认段落字体" style:family="text">
      <style:text-properties fo:background-color="#00FFFF"/>
    </style:style>
    <style:style style:name="T183" style:parent-style-name="默认段落字体" style:family="text">
      <style:text-properties fo:color="#FF0000"/>
    </style:style>
    <style:style style:name="T184" style:parent-style-name="默认段落字体" style:family="text">
      <style:text-properties fo:color="#FF0000"/>
    </style:style>
    <style:style style:name="T185" style:parent-style-name="默认段落字体" style:family="text">
      <style:text-properties fo:color="#FF0000"/>
    </style:style>
    <style:style style:name="T186" style:parent-style-name="默认段落字体" style:family="text">
      <style:text-properties fo:background-color="#00FFFF"/>
    </style:style>
    <style:style style:name="T187" style:parent-style-name="默认段落字体" style:family="text">
      <style:text-properties fo:color="#FF0000"/>
    </style:style>
    <style:style style:name="T188" style:parent-style-name="默认段落字体" style:family="text">
      <style:text-properties fo:background-color="#00FFFF"/>
    </style:style>
    <style:style style:name="T189" style:parent-style-name="默认段落字体" style:family="text">
      <style:text-properties fo:color="#FF0000"/>
    </style:style>
    <style:style style:name="T190" style:parent-style-name="默认段落字体" style:family="text">
      <style:text-properties fo:color="#FF0000"/>
    </style:style>
    <style:style style:name="T191" style:parent-style-name="默认段落字体" style:family="text">
      <style:text-properties fo:color="#FF0000"/>
    </style:style>
    <style:style style:name="T192" style:parent-style-name="默认段落字体" style:family="text">
      <style:text-properties fo:color="#FF0000"/>
    </style:style>
    <style:style style:name="T193" style:parent-style-name="默认段落字体" style:family="text">
      <style:text-properties fo:color="#FF0000"/>
    </style:style>
    <style:style style:name="T194" style:parent-style-name="默认段落字体" style:family="text">
      <style:text-properties fo:color="#FF0000"/>
    </style:style>
    <style:style style:name="T195" style:parent-style-name="默认段落字体" style:family="text">
      <style:text-properties fo:color="#FF0000"/>
    </style:style>
    <style:style style:name="T196" style:parent-style-name="默认段落字体" style:family="text">
      <style:text-properties fo:color="#FF0000"/>
    </style:style>
    <style:style style:name="T197" style:parent-style-name="默认段落字体" style:family="text">
      <style:text-properties fo:color="#FF0000"/>
    </style:style>
    <style:style style:name="T198" style:parent-style-name="默认段落字体" style:family="text">
      <style:text-properties fo:color="#FF0000"/>
    </style:style>
    <style:style style:name="T199" style:parent-style-name="默认段落字体" style:family="text">
      <style:text-properties fo:color="#FF0000"/>
    </style:style>
    <style:style style:name="T200" style:parent-style-name="默认段落字体" style:family="text">
      <style:text-properties fo:color="#FF0000"/>
    </style:style>
    <style:style style:name="T201" style:parent-style-name="默认段落字体" style:family="text">
      <style:text-properties fo:color="#FF0000"/>
    </style:style>
    <style:style style:name="T202" style:parent-style-name="默认段落字体" style:family="text">
      <style:text-properties fo:color="#FF0000"/>
    </style:style>
    <style:style style:name="T203" style:parent-style-name="默认段落字体" style:family="text">
      <style:text-properties fo:color="#FF0000"/>
    </style:style>
  </office:automatic-styles>
  <office:body>
    <office:text text:use-soft-page-breaks="true">
      <text:p text:style-name="P1">[u'StateDirective', u'SynchronizationDirective', u'AlternativeDirective', u'MethodCallDirective', u'SubclassingDirective']</text:p>
      <text:p text:style-name="Standard">[u'MethodCallDirective', u'StateDirective',<text:s/>u'SynchronizationDirective', u'AlternativeDirective', u'SubclassingDirective', u'MiscellaneousDirective']</text:p>
      <text:p text:style-name="Standard"><text:span text:style-name="T2">存在于多个不同的类别</text:span>error: MethodCallDirective <text:s text:c="3"/>SubclassingDirective <text:s text:c="4"/>A valid reduction polynomial is either a trinomial (X^m + X^k + 1 with m &gt; k &gt;= 1) or<text:s/>a pentanomial (X^m + X^k3 + X^k2 + X^k1 + 1 with m &gt; k3 &gt; k2 &gt; k1 &gt;= 1), so ks should have length 1 or 3.</text:p>
      <text:p text:style-name="Standard"><text:span text:style-name="T3">数字范围识别为状态转换</text:span>error: MethodCallDirective <text:s text:c="3"/>StateDirective <text:s text:c="4"/>In general clients of logging should use one of the constant Level objects such as SEVERE<text:s/>or FINEST.</text:p>
      <text:p text:style-name="Standard"><text:span text:style-name="T4">字符串格式识别为状态转换</text:span>error: MethodCallDirective <text:s text:c="3"/>StateDirective <text:s text:c="4"/>The World Wide Web Consortium Recommendation states that<text:span text:style-name="T5"><text:s/>UTF-8</text:span><text:s/>should be used. Not doing so may introduce incompatibilites.</text:p>
      <text:p text:style-name="Standard"><text:span text:style-name="T6">字符串格式识别为状态转换</text:span>error: MethodCallDirective <text:s text:c="3"/>StateDirective <text:s text:c="2"/><text:s text:c="2"/>Note that a comment line cannot be extended in this manner; every natural line that is a comment must have its own comment indicator, as described below.</text:p>
      <text:p text:style-name="Standard"><text:span text:style-name="T7">字符串格式识别为状态转换</text:span>error: MethodCallDirective <text:s text:c="3"/>StateDirective <text:s text:c="4"/>A character may start a Java identifier<text:s/>if and only if one of the following conditions is true: <text:s text:c="5"/>{@link #isLetter(char) isLetter(ch)} returns true <text:s text:c="4"/>{@link #getType(char) getType(ch)} returns LETTER_NUMBER <text:s text:c="4"/>ch is a currency symbol (such as "$") <text:s text:c="4"/>ch is a connecting punctuation character (such as "_").</text:p>
      <text:p text:style-name="Standard"><text:span text:style-name="T8">字符串格式识别为状态转换</text:span>error: MethodCallDirective <text:s text:c="3"/>StateDirective <text:s text:c="4"/>Any URL that ends with a '/' is assumed to refer to a directory. Otherwise, the URL is assumed to refer to a JAR file which will be downloaded and opened as needed.</text:p>
      <text:p text:style-name="Standard"><text:span text:style-name="T9">存在于多个不同的类别</text:span>error: MethodCallDirective <text:s text:c="3"/>StateDirective <text:s text:c="4"/>An applet should override this method to return a String containing information about the author, version, and copyright of the applet.</text:p>
      <text:p text:style-name="Standard"><text:span text:style-name="T10">方法可见性识别为状态转换</text:span>error: MethodCallDirective <text:s text:c="3"/>StateDirective <text:s text:c="4"/>This method<text:s/>is public for performance reasons only, to avoid a clone.</text:p>
      <text:p text:style-name="Standard"><text:span text:style-name="T11">方法可见性识别为状态转换</text:span>error: MethodCallDirective <text:s text:c="3"/>StateDirective <text:s text:c="4"/>After close has been called this Handler should no longer be used.</text:p>
      <text:p text:style-name="Standard"><text:span text:style-name="T12">存在于多个不同的类别</text:span>error: MethodCallDirective <text:s text:c="3"/>SubclassingDirective <text:s text:c="4"/>Clients may call this framework method</text:p>
      <text:p text:style-name="Standard"><text:span text:style-name="T13">异常识别为状态转换</text:span>error: MethodCallDirective <text:s text:c="3"/>StateDirective <text:s text:c="4"/>The driver should throw an SQL<text:span text:style-name="T14">Exception</text:span><text:s/>if it is the right driver to connect to the given URL but has trouble connecting to the database.</text:p>
      <text:p text:style-name="Standard"><text:span text:style-name="T15">异常识别为状态转换</text:span>error: MethodCallDirective <text:s text:c="3"/>StateDirective <text:s text:c="4"/>Only explicit subtypes of this<text:s/><text:span text:style-name="T16">exception<text:s/></text:span>which correspond to specific errors should be instantiated.</text:p>
      <text:p text:style-name="Standard"><text:span text:style-name="T17">继承识别为状态转换</text:span>error: SubclassingDirective <text:s text:c="3"/>StateDirective <text:s text:c="4"/>Clients must not<text:s/><text:span text:style-name="T18">implement<text:s/></text:span>this interface and must not<text:s/><text:span text:style-name="T19">extend</text:span>.</text:p>
      <text:p text:style-name="Standard"><text:span text:style-name="T20">继承识别为状态转换</text:span>error: SubclassingDirective <text:s text:c="3"/>StateDirective <text:s text:c="4"/>Clients are not permitted to<text:s/><text:span text:style-name="T21">extend<text:s/></text:span>this class.</text:p>
      <text:p text:style-name="Standard"><text:span text:style-name="T22">继承识别为状态转换</text:span>error: SubclassingDirective <text:s text:c="3"/>StateDirective <text:s text:c="4"/>This class is not intended to be<text:s/><text:span text:style-name="T23">subclassed</text:span>.</text:p>
      <text:p text:style-name="Standard"><text:span text:style-name="T24">继承识别为可替换</text:span>error: SubclassingDirective <text:s text:c="3"/>AlternativeDirective <text:s text:c="4"/>Clients can<text:s/><text:span text:style-name="T25">implement<text:s/></text:span>this interface and its<text:s/><text:span text:style-name="T26">extension<text:s/></text:span>interfaces, subclass {@link AbstractInformationControl}, or use the (text-based) default implementation {@link DefaultInformationControl}.</text:p>
      <text:p text:style-name="Standard"><text:span text:style-name="T27">继承识别为状态转换</text:span>error: SubclassingDirective <text:s text:c="3"/>StateDirective <text:s text:c="4"/>This class may be used as is, or<text:s/><text:span text:style-name="T28">subclassed<text:s/></text:span>to provide richer labels.</text:p>
      <text:p text:style-name="Standard"><text:span text:style-name="T29">继承识别为状态转换</text:span>error: SubclassingDirective <text:s text:c="3"/>StateDirective <text:s text:c="4"/>This class provides some<text:s/><text:span text:style-name="T30">overridable<text:s/></text:span>methods to allow clients to manually control the popup.</text:p>
      <text:soft-page-break/>
      <text:p text:style-name="Standard"><text:span text:style-name="T31">继承识别为状态转换</text:span>error: SubclassingDirective <text:s text:c="3"/>StateDirective <text:s text:c="4"/>This<text:s/><text:span text:style-name="T32">interface<text:s/></text:span>must be<text:s/><text:span text:style-name="T33">implemented<text:s/></text:span>by clients. Implementers should be registered with a content formatter in order get involved in the formatting process.</text:p>
      <text:p text:style-name="Standard"><text:span text:style-name="T34">重写识别为状态转换</text:span>error: SubclassingDirective <text:s text:c="3"/>StateDirective <text:s text:c="4"/><text:span text:style-name="T35">reimplement<text:s/></text:span>createPageControls</text:p>
      <text:p text:style-name="Standard"><text:span text:style-name="T36">重写识别为状态转换</text:span>error: SubclassingDirective <text:s text:c="3"/>StateDirective <text:s text:c="4"/>performHelp - may be<text:s/><text:span text:style-name="T37">reimplemented<text:s/></text:span>to display help for the page</text:p>
      <text:p text:style-name="Standard"><text:span text:style-name="T38">重写识别为状态转换</text:span>error: SubclassingDirective <text:s text:c="3"/>StateDirective <text:s text:c="4"/>If the list is variable-size the programmer<text:s/>must additionally<text:s/><text:span text:style-name="T39">override<text:s/></text:span>the {@link #add(int, Object) add(int, E)} and {@link #remove(int)} methods.</text:p>
      <text:p text:style-name="Standard"><text:span text:style-name="T40">存在于多个不同的类别</text:span>error: SubclassingDirective <text:s text:c="3"/>StateDirective <text:s text:c="4"/>This method may only be called after initializeDialogUnits has been called.</text:p>
      <text:p text:style-name="Standard"><text:span text:style-name="T41">存在于多个不同的类别</text:span>error:<text:s/>SubclassingDirective <text:s text:c="3"/>AlternativeDirective <text:s text:c="4"/>Subclassers should call setShellStyle to change this value, rather than<text:s/><text:span text:style-name="T42">overriding<text:s/></text:span>this method.</text:p>
      <text:p text:style-name="Standard"><text:span text:style-name="T43">存在于多个不同的类别</text:span>error: SubclassingDirective <text:s text:c="3"/>StateDirective <text:s text:c="4"/>Standard customers should not<text:s/><text:span text:style-name="T44">overwrite<text:s/></text:span>this method but {@link #getValue(Object)}</text:p>
      <text:p text:style-name="Standard"><text:span text:style-name="T45">继承识别为状态转换</text:span>error: SubclassingDirective <text:s text:c="3"/>StateDirective <text:s text:c="4"/>This method may be<text:s/><text:span text:style-name="T46">extended<text:s/></text:span>(<text:span text:style-name="T47">super</text:span>.close must be called).</text:p>
      <text:p text:style-name="Standard">error: SubclassingDirective <text:s text:c="3"/>StateDirective <text:s text:c="4"/>If this method is overridden, then super.checkAccess should be called by the first statement in the<text:s/><text:span text:style-name="T48">overridden<text:s/></text:span>method, or the equivalent security check should be placed in the overridden method.</text:p>
      <text:p text:style-name="Standard">error: SubclassingDirective <text:s text:c="3"/>StateDirective <text:s text:c="4"/>This framework method may be<text:s/><text:span text:style-name="T49">extended<text:s/></text:span>(super.close must be called).</text:p>
      <text:p text:style-name="Standard">error: SubclassingDirective <text:s text:c="3"/>StateDirective <text:s text:c="4"/>Note: To properly nest multiple<text:s/><text:span text:style-name="T50">overridings</text:span>, subclasses should generally invoke<text:s/><text:span text:style-name="T51">super</text:span>.afterExecute at the beginning of this method.</text:p>
      <text:p text:style-name="Standard">error: SubclassingDirective <text:s text:c="3"/>StateDirective <text:s text:c="4"/>The field is initialized<text:s/>to false, but may be set to true by a<text:s/><text:span text:style-name="T52">subclass<text:s/></text:span>constructor (and should not be modified thereafter)</text:p>
      <text:p text:style-name="Standard"><text:span text:style-name="T53">Call Contract Subclassing Directive<text:s/></text:span><text:span text:style-name="T54">识别为状态转换</text:span>error: SubclassingDirective <text:s text:c="3"/>StateDirective <text:s text:c="4"/>If a connection cannot be established to a proxy (PROXY or SOCKS) servers then the caller should call the proxy selector's {@link #connectFailed connectFailed} method to notify the proxy selector that the proxy server is unavailable.</text:p>
      <text:p text:style-name="Standard"><text:span text:style-name="T55">Call Contract Subclassing Directive<text:s/></text:span><text:span text:style-name="T56">识别为状态转换</text:span>error: SubclassingDirective <text:s text:c="3"/>StateDirective <text:s text:c="4"/>This method should normally be invoked within an {@link AccessController#doPrivileged} action to create callables that will, if possible, execute under the selected permission settings holding within that action; or if not possible, throw an associated {@link AccessControlException}.</text:p>
      <text:p text:style-name="Standard"><text:span text:style-name="T57">Call Contract Subclassing Directive<text:s/></text:span><text:span text:style-name="T58">识别为状态转换</text:span>error: SubclassingDirective <text:s text:c="3"/>StateDirective <text:s text:c="4"/>In this case it is the responsibility of the<text:s/><text:span text:style-name="T59">subclass<text:s/></text:span>to save and restore the state of the non-serializable class.</text:p>
      <text:p text:style-name="Standard"><text:span text:style-name="T60">Method Impl</text:span><text:span text:style-name="T61">ementation Directive<text:s/></text:span><text:span text:style-name="T62">识别为</text:span><text:span text:style-name="T63">methodcall</text:span><text:s/>error: SubclassingDirective <text:s text:c="3"/>MethodCallDirective <text:s text:c="4"/>FilePermission objects must be stored in a manner that allows them to be inserted into the collection in any order</text:p>
      <text:p text:style-name="Standard"><text:span text:style-name="T64">Method Implementation Directive<text:s/></text:span><text:span text:style-name="T65">识别为状态转换</text:span>error: SubclassingDirective <text:s text:c="3"/>StateDirective <text:s text:c="4"/>A serializable class can declare its own serialVersionUID explicitly by declaring a field named "serialVersionUID" that must be static, final, and of type long</text:p>
      <text:p text:style-name="Standard"><text:span text:style-name="T66">Method Implementation Directive<text:s/></text:span><text:span text:style-name="T67">识别为</text:span><text:span text:style-name="T68">methodcall</text:span><text:s/>error: SubclassingDirective <text:s text:c="3"/>MethodCallDirective <text:s text:c="4"/>The system class loader supports adding a JAR file to be searched if it implements a method named appendToClassPathForInstrumentation which takes a single parameter of type java.lang.String. The method is not required to have public access.</text:p>
      <text:soft-page-break/>
      <text:p text:style-name="Standard"><text:span text:style-name="T69">Method Implementation Directive<text:s/></text:span><text:span text:style-name="T70">识别为</text:span><text:span text:style-name="T71">methodcall</text:span><text:s/>error: SubclassingDirective <text:s text:c="3"/>MethodCallDirective <text:s text:c="4"/>If the required access and argument checks succeed and the instantiation will proceed, the constructor's declaring class is initialized if it has not already been initialized.</text:p>
      <text:p text:style-name="Standard"><text:span text:style-name="T72">Method Implementation Directive<text:s/></text:span><text:span text:style-name="T73">识别为</text:span><text:span text:style-name="T74">methodcall</text:span><text:s/>error: SubclassingDirective <text:s text:c="3"/>MethodCallDirective <text:s text:c="4"/>Unlike some of the numeric methods of class StrictMath, all implementations of the equivalent functions of<text:s/>class Math are not defined to return the bit-for-bit same results. This relaxation permits better-performing implementations where strict reproducibility is not required.</text:p>
      <text:p text:style-name="Standard"><text:span text:style-name="T75">Method Implementation Directive<text:s/></text:span><text:span text:style-name="T76">识别为状态转换</text:span><text:s/>error: SubclassingDirective <text:s text:c="3"/>StateDirective <text:s text:c="4"/>Therefore, most methods with more than 0.5 ulp errors are required to be semi-monotonic: whenever the mathematical function is non-decreasing, so is the floating-point approximation, likewise, whenever the mathematical function is non-increasing, so<text:s/>is the floating-point approximation.</text:p>
      <text:p text:style-name="Standard"><text:span text:style-name="T77">存在于多个不同的类别</text:span>error: SubclassingDirective <text:s text:c="3"/>MethodCallDirective <text:s text:c="4"/>Note that the ordering maintained by a sorted map (whether or not an explicit comparator is provided) must be<text:s/><text:span text:style-name="T78">consistent<text:s/></text:span>with equals if the sorted map is<text:s/>to correctly<text:s/><text:span text:style-name="T79">implement<text:s/></text:span>the Map<text:s/><text:span text:style-name="T80">interface</text:span>.</text:p>
      <text:p text:style-name="Standard"><text:span text:style-name="T81">Method Implementation Directive<text:s/></text:span><text:span text:style-name="T82">识别为</text:span><text:span text:style-name="T83">methodcall</text:span><text:s/>error: SubclassingDirective <text:s text:c="3"/>MethodCallDirective <text:s text:c="4"/>The special value 0 instructs the packer to copy through the original JAR file directly, with no compression. The<text:s/>JSR 200 standard requires any unpacker to understand this special case as a pass-through of the entire archive.</text:p>
      <text:p text:style-name="Standard"><text:span text:style-name="T84">Method Implementation Directive<text:s/></text:span><text:span text:style-name="T85">识别为</text:span><text:span text:style-name="T86">methodcall</text:span><text:s/>error: SubclassingDirective <text:s text:c="3"/>MethodCallDirective <text:s text:c="4"/>Implementations may, but are not required<text:s/>to, throw this exception if toElement cannot be compared to elements currently in the set. @throws NullPointerException if toElement is null and this set does not permit null elements</text:p>
      <text:p text:style-name="Standard"><text:span text:style-name="T87">存在于多个不同的类别</text:span>error: SubclassingDirective <text:s text:c="3"/>StateDirective <text:s text:c="4"/>Implementations may, but are not required to,<text:s/><text:span text:style-name="T88">throw<text:s/></text:span>this exception if { toElement} cannot be compared to elements currently in the set.</text:p>
      <text:p text:style-name="Standard"><text:span text:style-name="T89">Method Implementation Directive<text:s/></text:span><text:span text:style-name="T90">识别为</text:span><text:span text:style-name="T91">methodcall</text:span><text:s/>error: SubclassingDirective <text:s text:c="3"/>MethodCallDirective <text:s text:c="4"/>If the protocol of this URL is<text:s/>"jar", then the permission granted is based on the permission that is required by the URL of the Jar file.</text:p>
      <text:p text:style-name="Standard"><text:span text:style-name="T92">Method Implementation Directive<text:s/></text:span><text:span text:style-name="T93">识别为状态转换</text:span>error: SubclassingDirective <text:s text:c="3"/>StateDirective <text:s text:c="4"/>Implementations should seek to avoid creating a new object every time this method is called. See AbstractMap.values() etc. Calling this method on the inverse map should return the original.</text:p>
      <text:p text:style-name="Standard"><text:span text:style-name="T94">Method Implementation Directive<text:s/></text:span><text:span text:style-name="T95">识别为</text:span><text:span text:style-name="T96">methodcall</text:span><text:s/>error: SubclassingDirective <text:s text:c="3"/>MethodCallDirective <text:s text:c="4"/>Each class name must be for a Handler class which has a default constructor.</text:p>
      <text:p text:style-name="Standard"><text:span text:style-name="T97">Method Implementation Directive<text:s/></text:span><text:span text:style-name="T98">识别为状态转换</text:span>error: SubclassingDirective <text:s text:c="3"/>StateDirective <text:s text:c="4"/>A listener must set event.doit to false if it cannot handle the drag operation.</text:p>
      <text:p text:style-name="Standard"><text:span text:style-name="T99">Method Implementation Directive<text:s/></text:span><text:span text:style-name="T100">识别为</text:span><text:span text:style-name="T101">methodcall</text:span><text:s/>error: SubclassingDirective <text:s text:c="3"/>MethodCallDirective <text:s text:c="4"/>While Deque implementations are not strictly required to prohibit the insertion of null elements, they are strongly encouraged to do so.</text:p>
      <text:p text:style-name="Standard"><text:span text:style-name="T102">Method Implementation Directive<text:s/></text:span><text:span text:style-name="T103">识别为</text:span><text:span text:style-name="T104">methodcall</text:span><text:s/>error:<text:s/>SubclassingDirective <text:s text:c="3"/>MethodCallDirective <text:s text:c="4"/>If the security property is not set, the provider is assumed to have alternative means for obtaining authentication information.</text:p>
      <text:p text:style-name="Standard"><text:span text:style-name="T105">Method Implementation Directive<text:s/></text:span><text:span text:style-name="T106">识别为</text:span><text:span text:style-name="T107">methodcall</text:span><text:s/>error: SubclassingDirective <text:s text:c="3"/>StateDirective <text:s text:c="4"/>Normally this means {@link #setQuickFixable(boolean)} has been called at least once but it can also be hard-coded, e.g. always return true.</text:p>
      <text:p text:style-name="Standard"><text:span text:style-name="T108">Non-local Consistency Subclassing Directive<text:s/></text:span><text:span text:style-name="T109">识别为状态转换</text:span>error: SubclassingDirective <text:s text:c="3"/>StateDirective <text:s text:c="2"/><text:s text:c="2"/>Generally, a format's parseObject method must be able to parse any string formatted by its format method.</text:p>
      <text:soft-page-break/>
      <text:p text:style-name="Standard"><text:span text:style-name="T110">Non-local Consistency Subclassing Directive<text:s/></text:span><text:span text:style-name="T111">识别为状态转换</text:span>error: SubclassingDirective <text:s text:c="3"/>StateDirective <text:s text:c="4"/>This method must be symmetric with a call to {@link #save(IPreferenceStore, String)}.</text:p>
      <text:p text:style-name="Standard"><text:span text:style-name="T112">Non-local Consistency Subclassing Directive<text:s/></text:span><text:span text:style-name="T113">识别为状态转换</text:span>error: SubclassingDirective <text:s text:c="3"/>StateDirective <text:s text:c="4"/>Must have the same effect as getBindings(ScriptContext.ENGINE_SCOPE).get</text:p>
      <text:p text:style-name="Standard"><text:span text:style-name="T114">Non-local Consistency Subclassing Directive</text:span><text:span text:style-name="T115"><text:s/></text:span><text:span text:style-name="T116">识别为状态转换</text:span>error: SubclassingDirective <text:s text:c="3"/>StateDirective <text:s text:c="4"/>Every Java(TM) SE implementation must provide some means of specifying which PreferencesFactory implementation is used to generate the root preferences nodes.</text:p>
      <text:p text:style-name="Standard"><text:span text:style-name="T117">Non-local Consistency Subclassing Direc</text:span><text:span text:style-name="T118">tive<text:s/></text:span><text:span text:style-name="T119">识别为</text:span><text:span text:style-name="T120">MethodCall</text:span>error SubclassingDirective <text:s text:c="3"/>MethodCallDirective <text:s text:c="4"/>Note: This flag is only valid in {@link ICompletionListener#assistSessionStarted(ContentAssistEvent)}.</text:p>
      <text:p text:style-name="Standard"><text:span text:style-name="T121">Miscellaneous Subclassing Directive<text:s/></text:span><text:span text:style-name="T122">识别为</text:span><text:span text:style-name="T123">MethodCall</text:span>error: SubclassingDirective <text:s text:c="3"/>StateDirective <text:s text:c="4"/>The resolveClass method in the corresponding<text:s/><text:span text:style-name="T124">subclass<text:s/></text:span>of ObjectInputStream must read and use any data or objects written by annotateClass</text:p>
      <text:p text:style-name="Standard"><text:span text:style-name="T125">存在于多个不同的类别</text:span>error: SubclassingDirective <text:s text:c="3"/>StateDirective <text:s text:c="4"/>If this method is overridden, the method<text:s/>that overrides it should additionally check to see if the calling thread has the RuntimePermission("modifyThreadGroup") permission, and if so, return silently.</text:p>
      <text:p text:style-name="Standard"><text:span text:style-name="T126">StateDirective</text:span><text:span text:style-name="T127">识别为</text:span><text:span text:style-name="T128">MethodCall</text:span><text:s/>error: StateDirective <text:s text:c="3"/>MethodCallDirective <text:s text:c="4"/>The value actually set in the accepted socket<text:s/>must be determined by calling {@link Socket#getReceiveBufferSize()} after the socket is returned by {@link #accept()}.</text:p>
      <text:p text:style-name="Standard"><text:span text:style-name="T129">StateDirective</text:span><text:span text:style-name="T130">识别为</text:span><text:span text:style-name="T131">MethodCall</text:span><text:s/>error: StateDirective <text:s text:c="3"/>MethodCallDirective <text:s text:c="4"/>All the data in the returned stream must be read prior to getting the value of any other<text:s/>column</text:p>
      <text:p text:style-name="Standard"><text:span text:style-name="T132">StateDirective</text:span><text:span text:style-name="T133">识别为</text:span><text:span text:style-name="T134">MethodCall</text:span><text:s/>error: StateDirective <text:s text:c="3"/>MethodCallDirective <text:s text:c="4"/>This method must be called before the URLConnection is connected.</text:p>
      <text:p text:style-name="Standard"><text:span text:style-name="T135">StateDirective</text:span><text:span text:style-name="T136">识别为</text:span><text:span text:style-name="T137">MethodCall</text:span><text:s/>error: StateDirective <text:s text:c="3"/>MethodCallDirective <text:s text:c="4"/>This method must be called before the thread is started.</text:p>
      <text:p text:style-name="Standard"><text:span text:style-name="T138">StateDirective</text:span><text:span text:style-name="T139">识别为</text:span><text:span text:style-name="T140">MethodCall</text:span><text:s/>error: StateDirective <text:s text:c="3"/>MethodCallDirective <text:s text:c="4"/>The context must be a security context returned by a previous call to getSecurityContext.</text:p>
      <text:p text:style-name="Standard"><text:span text:style-name="T141">StateDirective</text:span><text:span text:style-name="T142">识别为</text:span><text:span text:style-name="T143">MethodCall</text:span><text:s/>error: StateDirective <text:s text:c="3"/>MethodCallDirective <text:s text:c="4"/>The instance specific setRequestProperty method should be used after an appropriate instance of<text:s/>URLConnection is obtained.</text:p>
      <text:p text:style-name="Standard"><text:span text:style-name="T144">StateDirective</text:span><text:span text:style-name="T145">识别为</text:span><text:span text:style-name="T146">MethodCall</text:span><text:s/>error: StateDirective <text:s text:c="3"/>MethodCallDirective <text:s text:c="4"/>In the first case, the permission should be obtained after the object has been obtained.</text:p>
      <text:p text:style-name="Standard"><text:span text:style-name="T147">StateDirective</text:span><text:span text:style-name="T148">识别为</text:span><text:span text:style-name="T149">MethodCall</text:span><text:s/>error: StateDirective <text:s text:c="3"/>MethodCallDirective <text:s text:c="4"/>The execute method executes an SQL statement and indicates the form of the first result. You must then use the methods getResultSet or getUpdateCount to retrieve the result, and getMoreResults to move to any subsequent result(s).</text:p>
      <text:p text:style-name="Standard"><text:span text:style-name="T150">StateDirective</text:span><text:span text:style-name="T151">识别为</text:span><text:span text:style-name="T152">MethodCall</text:span><text:s/>error: StateDirective <text:s text:c="3"/>MethodCallDirective <text:s text:c="4"/>this method must allocate a new array even if this set is backed by an array</text:p>
      <text:p text:style-name="Standard"><text:span text:style-name="T153">StateDirective</text:span><text:span text:style-name="T154">识别为</text:span><text:span text:style-name="T155">MethodCall</text:span><text:s/>error: StateDirective <text:s text:c="3"/>MethodCallDirective <text:s text:c="4"/>In other words, this method must allocate a new array even if this set is backed by an array</text:p>
      <text:p text:style-name="Standard"><text:span text:style-name="T156">StateDirective</text:span><text:span text:style-name="T157">识别为</text:span><text:span text:style-name="T158">MethodCall</text:span><text:s/>error: StateDirective <text:s text:c="3"/>MethodCallDirective <text:s text:c="4"/>@throws IllegalStateException if next() has not yet been called</text:p>
      <text:p text:style-name="Standard"><text:span text:style-name="T159">StateDirective</text:span><text:span text:style-name="T160">识别为</text:span><text:span text:style-name="T161">MethodCall</text:span><text:s/>error: StateDirective <text:s text:c="3"/>MethodCallDirective <text:s text:c="4"/>The keys should be immutable If they are not then they must not be changed after adding to the MultiKey.</text:p>
      <text:p text:style-name="Standard"><text:span text:style-name="T162">StateDirective</text:span><text:span text:style-name="T163">识别为</text:span><text:span text:style-name="T164">MethodCall</text:span><text:s/>error: StateDirective <text:s text:c="3"/>MethodCallDirective<text:s text:c="5"/>Must be called before paint is called the first time.</text:p>
      <text:p text:style-name="Standard"><text:span text:style-name="T165">StateDirective</text:span><text:span text:style-name="T166">识别为</text:span><text:span text:style-name="T167">MethodCall</text:span><text:s/>error: StateDirective <text:s text:c="3"/>MethodCallDirective <text:s text:c="4"/>Must be called before start. May again be called between start and stop.</text:p>
      <text:soft-page-break/>
      <text:p text:style-name="Standard"><text:span text:style-name="T168">StateDirective</text:span><text:span text:style-name="T169">识别为</text:span><text:span text:style-name="T170">MethodCall</text:span><text:s/>error: StateDirective <text:s text:c="3"/>MethodCallDirective <text:s text:c="4"/>This version of registerOutParameter should be used when the parameter is of JDBC type NUMERIC or DECIMAL.</text:p>
      <text:p text:style-name="Standard"><text:span text:style-name="T171">StateDirective</text:span><text:span text:style-name="T172">识别为</text:span><text:span text:style-name="T173">MethodCall</text:span><text:s/>error: StateDirective <text:s text:c="3"/>MethodCallDirective <text:s text:c="4"/>Note that a DefaultKeyValue instance may not contain itself as a key or value.</text:p>
      <text:p text:style-name="Standard"><text:span text:style-name="T174">StateDirective</text:span><text:span text:style-name="T175">识别为</text:span><text:span text:style-name="T176">MethodCall</text:span><text:s/>error: StateDirective <text:s text:c="3"/>MethodCallDirective <text:s text:c="2"/><text:s text:c="2"/>@throws ArithmeticException if the rounding mode is { UNNECESSARY} and the { BigDecimal} operation would require rounding.</text:p>
      <text:p text:style-name="Standard"><text:span text:style-name="T177">StateDirective</text:span><text:span text:style-name="T178">识别为</text:span><text:span text:style-name="T179">MethodCall</text:span><text:s/>error: StateDirective <text:s text:c="3"/>MethodCallDirective <text:s text:c="4"/>@exception SecurityException if a security manager exists and if the caller does not have LoggingPermission("control").</text:p>
      <text:p text:style-name="Standard"><text:span text:style-name="T180">StateDirective</text:span><text:span text:style-name="T181">识别为</text:span><text:span text:style-name="T182">MethodCall</text:span><text:s/>error: StateDirective <text:s text:c="3"/>MethodCallDirective <text:s text:c="4"/>Resets the stream to the most recent mark, or to the beginning of the string if it has never been marked.</text:p>
      <text:p text:style-name="Standard">error: AlternativeDirective <text:s text:c="3"/>StateDirective <text:s text:c="4"/>When a {<text:s/>double} must be used as a source for a { BigDecimal}, note that this constructor provides an exact conversion; it does not give the same result as converting the { double} to a { String} using the {@link Double#toString(double)} method and then using the {@link #BigDecimal(String)} constructor. To get that result, use the { static} {@link #valueOf(double)} method.</text:p>
      <text:p text:style-name="Standard">error: AlternativeDirective <text:s text:c="3"/>StateDirective <text:s text:c="4"/>It is<text:s/><text:span text:style-name="T183">recommended<text:s/></text:span>to subclass this class<text:s/><text:span text:style-name="T184">instead of<text:s/></text:span>Dialog in all cases except where the dialog<text:s/>should never show a tray.</text:p>
      <text:p text:style-name="Standard">error: AlternativeDirective <text:s text:c="3"/>StateDirective <text:s text:c="4"/><text:span text:style-name="T185">Instead</text:span>, an application should register an activation descriptor and export a remote object separately, so that exceptions can be handled properly.</text:p>
      <text:p text:style-name="Standard">error: AlternativeDirective <text:s text:c="3"/>StateDirective <text:s text:c="4"/>The {@linkplain java.nio.charset.CharsetDecoder} class should be used when more control over the decoding process is required.</text:p>
      <text:p text:style-name="Standard">error: AlternativeDirective <text:s text:c="3"/>StateDirective <text:s text:c="4"/>Security note: If an application needs to read a password or<text:s/>other secure data, it should use {@link #readPassword()} or {@link #readPassword(String, Object...)} and manually zero the returned character array after processing to minimize the lifetime of sensitive data in memory.</text:p>
      <text:p text:style-name="Standard">error: AlternativeDirective <text:s text:c="3"/>MethodCallDirective <text:s text:c="4"/>Denigrated, replaced by {@linkplain #getSubjectX500Principal()}. This method returns the subject as an implementation specific Principal object, which should not be relied upon by portable code.</text:p>
      <text:p text:style-name="Standard">error: AlternativeDirective <text:s text:c="3"/>MethodCallDirective <text:s text:c="4"/>This constant remains only for compatibility reasons. Developers should use the constant sqlStateSQL instead.</text:p>
      <text:p text:style-name="Standard">error: AlternativeDirective <text:s text:c="3"/>StateDirective <text:s text:c="4"/>Not all databases allow for a non-typed Null to be sent to the backend. For maximum<text:s/>portability, the setNull or the setObject(int parameterIndex, Object x, int sqlType) method should be used instead of setObject(int parameterIndex, Object x).</text:p>
      <text:p text:style-name="Standard">error: AlternativeDirective <text:s text:c="3"/>SubclassingDirective <text:s text:c="4"/>Subclasses do not typically override this method, but implement setSelectionToWidget(List, boolean) instead.</text:p>
      <text:p text:style-name="Standard">error: AlternativeDirective <text:s text:c="3"/>StateDirective <text:s text:c="4"/>Most programmers should use the {@link #toString} method in preference to this one, as the toString method may return a more user-friendly name.</text:p>
      <text:p text:style-name="Standard">error: AlternativeDirective <text:s text:c="3"/>StateDirective <text:s text:c="4"/>If a new Double instance is not required, this method should generally be used in preference to the constructor {@link #Double(double)}, as this method is likely to yield significantly better space<text:s/>and time performance by caching frequently requested values.</text:p>
      <text:p text:style-name="Standard">error: AlternativeDirective <text:s text:c="3"/>StateDirective <text:s text:c="4"/>If a new Byte instance is not required, this method should generally be used in preference to the constructor {@link #Byte(byte)}, as this method<text:s/>is likely to yield significantly better space and time performance by caching frequently requested values.</text:p>
      <text:p text:style-name="Standard">error: AlternativeDirective <text:s text:c="3"/>StateDirective <text:s text:c="4"/>. The modifiers consist of the Java Virtual Machine's constants for public, protected, private, final, static, abstract and interface; they should be decoded using the methods of class Modifier.</text:p>
      <text:soft-page-break/>
      <text:p text:style-name="Standard">error: AlternativeDirective <text:s text:c="3"/>StateDirective <text:s text:c="4"/>Where the existing class file bytes are to be transformed (for example in bytecode instrumentation) {@link #retransformClasses retransformClasses} should be used.</text:p>
      <text:p text:style-name="Standard">error: AlternativeDirective <text:s text:c="3"/>StateDirective <text:s text:c="4"/>Label providers for table viewers must implement either the ITableLabelProvider or the ILabelProvider interface (see TableViewer.setLabelProvider for more details).</text:p>
      <text:p text:style-name="Standard"><text:span text:style-name="T186">存在于多个类别</text:span>error: AlternativeDirective <text:s text:c="3"/>SynchronizationDirective <text:s text:c="4"/>Note that LazySortedMap is not synchronized and is not thread-safe. If you wish to use this map from multiple threads concurrently, you must use appropriate synchronization. The simplest approach is to wrap this map using {@link java.util.Collections#synchronizedSortedMap}.</text:p>
      <text:p text:style-name="Standard">error: AlternativeDirective <text:s text:c="3"/>StateDirective <text:s text:c="4"/><text:span text:style-name="T187">WARNING</text:span>: This method is binary incompatible with Commons Collections 2.1 and 2.1.1. Use new ArrayIterator(array,start) for compatability.</text:p>
      <text:p text:style-name="Standard"><text:span text:style-name="T188">存在于多个类别</text:span>error: AlternativeDirective <text:s text:c="3"/>StateDirective <text:s text:c="4"/>If multiple threads access<text:s/>a tree set concurrently, and at least one of the threads modifies the set, it must be<text:s/><text:span text:style-name="T189">synchronized<text:s/></text:span>externally. This is typically accomplished by synchronizing on some object that naturally encapsulates the set. If no such object exists, the set should be<text:s/>"wrapped" using the {@link Collections#synchronizedSortedSet Collections.synchronizedSortedSet} method.</text:p>
      <text:p text:style-name="Standard">error: AlternativeDirective <text:s text:c="3"/>SynchronizationDirective <text:s text:c="4"/>The following extension interfaces exist: <text:s text:c="5"/>{@link IRevisionRulerColumnExtension} since<text:s/><text:span text:style-name="T190">v</text:span><text:span text:style-name="T191">ersion 3.3</text:span><text:s/>allowing to register a selection listener on revisions and a configurable rendering mode.</text:p>
      <text:p text:style-name="Standard">error: AlternativeDirective <text:s text:c="3"/>StateDirective <text:s text:c="4"/>If the object is of a class implementing the interface SQLData, the JDBC driver should call the method SQLData.writeSQL to write it to the SQL data stream. If, on the other hand, the object is of a class implementing Ref, Blob, Clob, NClob, Struct, java.net.URL, or Array, the driver should pass it to the database as a value of the corresponding SQL type.</text:p>
      <text:p text:style-name="Standard">error: AlternativeDirective <text:s text:c="3"/>StateDirective <text:s text:c="4"/>Events are not generated when indirect descendants of this node are added or removed; a caller desiring such events must register with each descendant.</text:p>
      <text:p text:style-name="Standard">error: AlternativeDirective <text:s text:c="3"/>StateDirective <text:s text:c="4"/>If these<text:s/>requirements cannot be met, consider<text:s/><text:span text:style-name="T192">instead<text:s/></text:span>subclassing {@link AbstractCollection}.</text:p>
      <text:p text:style-name="Standard">error: AlternativeDirective <text:s text:c="3"/>MethodCallDirective <text:s text:c="4"/>The results of this constructor can be somewhat unpredictable and its use is generally not<text:s/><text:span text:style-name="T193">recommended</text:span>; see the notes under the {@link #BigDecimal(double)} constructor.</text:p>
      <text:p text:style-name="Standard">error: AlternativeDirective <text:s text:c="3"/>StateDirective <text:s text:c="4"/>It is<text:s/><text:span text:style-name="T194">recommended<text:s/></text:span>that the {@link #probablePrime probablePrime} method be used in preference to this constructor unless there is a compelling need to specify a certainty.</text:p>
      <text:p text:style-name="Standard">error: AlternativeDirective <text:s text:c="3"/>StateDirective <text:s text:c="4"/><text:span text:style-name="T195">@deprecated</text:span><text:s/>This type of security checking is not recommended. It is recommended that the checkPermission call be used instead.</text:p>
      <text:p text:style-name="Standard">error: AlternativeDirective <text:s text:c="3"/>StateDirective <text:s text:c="4"/>Overloadings of this method exist to initialize an enum set with one through five elements. A sixth overloading is provided that uses the varargs feature. This overloading may be used to create an enum set initially containing an arbitrary number of elements, but is likely to run slower than the overloadings that do not use varargs.</text:p>
      <text:p text:style-name="Standard">error: AlternativeDirective <text:s text:c="3"/>StateDirective <text:s text:c="4"/>Since 3.3, an<text:s/><text:span text:style-name="T196">alternative API</text:span><text:s/>is available, see {@link ViewerColumn#setEditingSupport(EditingSupport)} for a more flexible way of editing values in a column viewer.</text:p>
      <text:p text:style-name="Standard">error:<text:s/>AlternativeDirective <text:s text:c="3"/>MethodCallDirective <text:s text:c="4"/>Since the order of format elements in a pattern string often changes during localization, it is generally better to use the {@link #setFormatByArgumentIndex setFormatByArgumentIndex} method, which accesses format elements based on the argument index they specify.</text:p>
      <text:p text:style-name="Standard">error: AlternativeDirective <text:s text:c="3"/>StateDirective <text:s text:c="4"/>Note that if both the integer quotient and remainder are needed, this method is faster than using the { divideToIntegralValue} and { remainder} methods separately because the division need only be carried out once.</text:p>
      <text:soft-page-break/>
      <text:p text:style-name="Standard">error: SynchronizationDirective <text:s text:c="3"/>StateDirective <text:s text:c="4"/>This method is NOT<text:s/><text:span text:style-name="T197">thread-safe</text:span><text:s/>in any special way. You must manually synchronize on either this class or the stream as required.</text:p>
      <text:p text:style-name="Standard">error: SynchronizationDirective <text:s text:c="3"/>MethodCallDirective <text:s text:c="4"/>The cursor enables iteration and list changes to occur in any order without invalidating the iterator (from one thread).</text:p>
      <text:p text:style-name="Standard">error: SynchronizationDirective <text:s text:c="3"/>MethodCallDirective <text:s text:c="4"/>Iterators must be manually<text:s/><text:span text:style-name="T198">synchronized</text:span>. <text:s text:c="2"/>synchronized (coll) { <text:s text:c="3"/>ListIterator it = coll.listIterator(); <text:s text:c="3"/>// do stuff with iterator <text:s/>} <text:s text:c="3"/>@return an iterator that must be manually synchronized on the collection</text:p>
      <text:p text:style-name="Standard">error: SynchronizationDirective <text:s text:c="3"/>AlternativeDirective <text:s text:c="4"/>Subclass implementations of PermissionCollection should assume that they may be called simultaneously from<text:s/><text:span text:style-name="T199">multiple threads</text:span>, and therefore should be<text:s/><text:span text:style-name="T200">synchronized<text:s/></text:span>properly.</text:p>
      <text:p text:style-name="Standard">error: SynchronizationDirective <text:s text:c="3"/>StateDirective <text:s text:c="4"/>An extended ListIterator that allows<text:s/><text:span text:style-name="T201">concurrent<text:s/></text:span>changes to the underlying list.</text:p>
      <text:p text:style-name="Standard">error: SynchronizationDirective <text:s text:c="3"/>MethodCallDirective <text:s text:c="4"/>This operation is not<text:s/><text:span text:style-name="T202">atomic<text:s/></text:span>and may have undesired effects.</text:p>
      <text:p text:style-name="Standard">error: SynchronizationDirective <text:s text:c="3"/>MethodCallDirective <text:s text:c="4"/>Attempting to use both objects from a single thread is not recommended, as it may<text:s/><text:span text:style-name="T203">deadlock<text:s/></text:span>the thread.</text:p>
      <text:p text:style-name="Standard">error: MiscellaneousDirective <text:s text:c="3"/>MethodCallDirective <text:s text:c="4"/>This can be called even after the dialog is closed.</text:p>
      <text:p text:style-name="Standard">error: MiscellaneousDirective <text:s text:c="3"/>StateDirective <text:s text:c="4"/>An application should not<text:s/>normally try to catch ThreadDeath unless it must do some extraordinary cleanup operation (note that the throwing of ThreadDeath causes finally clauses of try statements to be executed before the thread officially dies). If a catch clause catches a ThreadDeath object, it is important to rethrow the object so that the thread actually dies.</text:p>
      <text:p text:style-name="Standard">error: MiscellaneousDirective <text:s text:c="3"/>MethodCallDirective <text:s text:c="4"/>If auto-commit mode has been disabled, the method commit must be called explicitly in order to commit changes; otherwise, database changes will not be saved.</text:p>
      <text:p text:style-name="Standard">error: MiscellaneousDirective <text:s text:c="3"/>MethodCallDirective <text:s text:c="4"/>This constructor is used for serialization only and should not be used by subclasses.</text:p>
      <text:p text:style-name="Standard">error: MiscellaneousDirective <text:s text:c="3"/>StateDirective <text:s text:c="4"/>Not all databases<text:s/>allow for a non-typed Null to be sent to the backend. For maximum portability, the setNull or the setObject(String parameterName, Object x, int sqlType) method should be used instead of setObject(String parameterName, Object x).</text:p>
      <text:p text:style-name="Standard">error: MiscellaneousDirective <text:s text:c="3"/>MethodCallDirective <text:s text:c="4"/>If it is critical to obtain every active subgroup in this thread group, the caller should verify that the returned int value is strictly less than the length of list.</text:p>
      <text:p text:style-name="Standard">error: MiscellaneousDirective <text:s text:c="3"/>SynchronizationDirective<text:s/><text:s text:c="4"/>As in the one argument version, interrupts and spurious wakeups are possible, and this method should always be used in a loop: <text:s text:c="6"/>synchronized (obj) { <text:s text:c="9"/>while (&lt;condition does not hold&gt;) <text:s text:c="13"/>obj.wait(); <text:s text:c="9"/>... // Perform action<text:s/>appropriate to condition <text:s text:c="5"/>}</text:p>
      <text:p text:style-name="Standard">error: MiscellaneousDirective <text:s text:c="3"/>StateDirective <text:s text:c="4"/>An application remotely accesses the platform MXBeans using proxy should prepare to catch IOException as if accessing with the MBeanServerConnector interface.</text:p>
      <text:p text:style-name="Standard">error: MiscellaneousDirective <text:s text:c="3"/>StateDirective <text:s text:c="4"/>If an implementation provides such specialized semantics then the implementation must document those semantics.</text:p>
      <text:p text:style-name="Standard">error: MiscellaneousDirective <text:s text:c="3"/>StateDirective <text:s text:c="4"/>Collection classes should clearly specify in their documentation any restrictions on what elements may be added.</text:p>
      <text:p text:style-name="Standard">error: MiscellaneousDirective <text:s text:c="3"/>MethodCallDirective <text:s text:c="4"/>he number of buckets is inversely proportional to the chances for thread contention. The fewer buckets, the more chances for thread contention. The more buckets the fewer chances for thread contention.</text:p>
      <text:p text:style-name="Standard">error: MiscellaneousDirective <text:s text:c="3"/>MethodCallDirective <text:s text:c="4"/>In general the FINE level should be used for information that will be broadly interesting to developers who do not have a specialized<text:s/>interest in the specific subsystem.</text:p>
      <text:soft-page-break/>
      <text:p text:style-name="Standard">error: MiscellaneousDirective <text:s text:c="3"/>StateDirective <text:s text:c="4"/>The add and set methods are affected by this class. Thus objects must be removed or searched for using their transformed form. For example, if the transformation converts Strings to Integers, you must use the Integer form to remove objects.</text:p>
      <text:p text:style-name="Standard">error: MiscellaneousDirective <text:s text:c="3"/>StateDirective <text:s text:c="4"/>Note: if { ListIterator.remove} requires linear time, this implementation requires quadratic time.</text:p>
      <text:p text:style-name="Standard">error: MiscellaneousDirective <text:s text:c="2"/><text:s/>StateDirective <text:s text:c="4"/>It is strongly recommended that a cancel option be provided, so that the user has the option of making the decision at a later point in time.</text:p>
      <text:p text:style-name="Standard">error: MiscellaneousDirective <text:s text:c="3"/>StateDirective <text:s text:c="4"/>It is recommended that this platform MBeanServer also be used to register other application managed beans besides the platform MXBeans.</text:p>
      <text:p text:style-name="Standard">{u'MethodCallDirective': 186, u'StateDirective': 20, u'SynchronizationDirective': 10, u'AlternativeDirective': 7, u'SubclassingDirective': 66, u'MiscellaneousDirective': 0}</text:p>
      <text:p text:style-name="Standard">{u'MethodCallDirective': 199, u'StateDirective': 39, u'SynchronizationDirective': 17, u'AlternativeDirective': 39, u'SubclassingDirective': 112, u'MiscellaneousDirective': 16}</text:p>
      <text:p text:style-name="Standard">{u'StateDirective': 96, u'SynchronizationDirective': 15, u'AlternativeDirective': 10, u'MethodCallDirective': 231, u'SubclassingDirective': 70}</text:p>
      <text:p text:style-name="Standard">MethodCallDirective:<text:tab/><text:s/>p:0.805195<text:tab/><text:s/>r:0.934673<text:tab/><text:s/>f:0.865116</text:p>
      <text:p text:style-name="Standard">StateDirective:<text:tab/><text:s/>p:0.208333<text:tab/><text:s/>r:0.512821<text:tab/><text:s/>f:0.296296</text:p>
      <text:p text:style-name="Standard">SynchronizationDirective:<text:tab/><text:s/>p:0.666667<text:tab/><text:s/>r:0.588235<text:tab/><text:s/>f:0.625000</text:p>
      <text:p text:style-name="Standard">AlternativeDirective:<text:tab/><text:s/>p:0.700000<text:tab/><text:s/>r:0.179487<text:tab/><text:s/>f:0.285714</text:p>
      <text:p text:style-name="Standard">SubclassingDirective:<text:tab/><text:s/>p:0.942857<text:tab/><text:s/>r:0.589286<text:tab/><text:s/>f:0.725275</text:p>
      <text:p text:style-name="Standard">error: MiscellaneousDirective right: 0 real: 16 predict: 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等线" style:font-name-complex="Noto Sans CJK SC Regular"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页眉字符" style:display-name="页眉 字符" style:family="text" style:parent-style-name="默认段落字体">
      <style:text-properties style:font-name-complex="Mangal" fo:font-size="9pt" style:font-size-asian="9pt" style:font-size-complex="8pt"/>
    </style:style>
    <style:style style:name="页脚" style:display-name="页脚" style:family="paragraph" style:parent-style-name="正文">
      <style:paragraph-properties style:snap-to-layout-grid="false" fo:text-align="start">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页脚字符" style:display-name="页脚 字符" style:family="text" style:parent-style-name="默认段落字体">
      <style:text-properties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meszk</dc:creator>
    <meta:creation-date>2018-08-31T14:03:00Z</meta:creation-date>
    <dc:date>2018-09-03T06:51:00Z</dc:date>
    <meta:template xlink:href="Normal.dotm" xlink:type="simple"/>
    <meta:editing-cycles>34</meta:editing-cycles>
    <meta:editing-duration>PT90240S</meta:editing-duration>
    <meta:document-statistic meta:page-count="8" meta:paragraph-count="57" meta:word-count="4315" meta:character-count="28855" meta:row-count="204" meta:non-whitespace-character-count="24597"/>
  </office:meta>
</office:document-meta>
</file>